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1.0.3</text:p>
      <text:p text:style-name="Standard"/>
      <text:p text:style-name="Standard"><text:tab/></text:p>
      <text:p text:style-name="Standard"/>
      <text:p text:style-name="P2">Following <text:span text:style-name="T1">Bugs has been fixed in version Free 1.0.3: </text:span></text:p>
      <text:p text:style-name="P3"/>
      <text:list xml:id="list1723707425" text:style-name="L1">
        <text:list-item>
          <text:p text:style-name="P4">Resolve issue 502 Bad Gateway error.</text:p>
        </text:list-item>
        <text:list-item>
          <text:p text:style-name="P4">Resolve issue max execution time</text:p>
        </text:list-item>
        <text:list-item>
          <text:p text:style-name="P4">Resolve issue with the price of each variation. </text:p>
        </text:list-item>
        <text:list-item>
          <text:p text:style-name="P4">Compatibility with latest woocommerce and wordpress.</text:p>
        </text:list-item>
        <text:list-item>
          <text:p text:style-name="P4">Resolve issue in version <text:s/>1.0.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2-05T11:42:01</meta:creation-date>
    <dc:date>2017-03-20T10:35:22</dc:date>
    <dc:creator>root </dc:creator>
    <meta:editing-duration>PT7M31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1" meta:paragraph-count="8" meta:word-count="49" meta:character-count="291" meta:non-whitespace-character-count="250"/>
  </office:meta>
</office:document-meta>
</file>